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  <style:style style:name="ce5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1"/>
        <table:table-column table:style-name="co1" table:default-cell-style-name="ce3"/>
        <table:table-column table:style-name="co1" table:default-cell-style-name="ce5"/>
        <table:table-row table:style-name="ro1"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Ds</text:p>
          </table:table-cell>
          <table:table-cell table:style-name="Default" office:value-type="string" calcext:value-type="string">
            <text:p>Ds_er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(2*[.C2]*632.8*1342)/(1000000*[.B2])" office:value-type="float" office:value="0.0399631811764706" calcext:value-type="float">
            <text:p>0,04</text:p>
          </table:table-cell>
          <table:table-cell table:formula="of:=0.5*([.D2]/[.B2])" office:value-type="float" office:value="0.00023507753633218" calcext:value-type="float">
            <text:p>0,00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(2*[.C3]*632.8*1342)/(1000000*[.B3])" office:value-type="float" office:value="0.0640918943396227" calcext:value-type="float">
            <text:p>0,06</text:p>
          </table:table-cell>
          <table:table-cell table:formula="of:=0.5*([.D3]/[.B3])" office:value-type="float" office:value="0.00060464051263795" calcext:value-type="float">
            <text:p>0,00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formula="of:=(2*[.C4]*632.8*1342)/(1000000*[.B4])" office:value-type="float" office:value="0.1213168" calcext:value-type="float">
            <text:p>0,12</text:p>
          </table:table-cell>
          <table:table-cell table:formula="of:=0.5*([.D4]/[.B4])" office:value-type="float" office:value="0.00108318571428571" calcext:value-type="float">
            <text:p>0,00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2*[.C5]*632.8*1342)/(1000000*[.B5])" office:value-type="float" office:value="0.18528384" calcext:value-type="float">
            <text:p>0,19</text:p>
          </table:table-cell>
          <table:table-cell table:formula="of:=0.5*([.D5]/[.B5])" office:value-type="float" office:value="0.00168439854545455" calcext:value-type="float">
            <text:p>0,00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table:formula="of:=(2*[.C6]*632.8*1342)/(1000000*[.B6])" office:value-type="float" office:value="0.257338666666667" calcext:value-type="float">
            <text:p>0,26</text:p>
          </table:table-cell>
          <table:table-cell table:formula="of:=0.5*([.D6]/[.B6])" office:value-type="float" office:value="0.00194953535353536" calcext:value-type="float">
            <text:p>0,00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(2*[.C7]*632.8*1342)/(1000000*[.B7])" office:value-type="float" office:value="0.348396964102564" calcext:value-type="float">
            <text:p>0,35</text:p>
          </table:table-cell>
          <table:table-cell table:formula="of:=0.5*([.D7]/[.B7])" office:value-type="float" office:value="0.00446662774490467" calcext:value-type="float">
            <text:p>0,004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(2*[.C8]*632.8*1342)/(1000000*[.B8])" office:value-type="float" office:value="0.361369191489362" calcext:value-type="float">
            <text:p>0,36</text:p>
          </table:table-cell>
          <table:table-cell table:formula="of:=0.5*([.D8]/[.B8])" office:value-type="float" office:value="0.00384435310095066" calcext:value-type="float">
            <text:p>0,00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(2*[.C9]*632.8*1342)/(1000000*[.B9])" office:value-type="float" office:value="0.404389333333333" calcext:value-type="float">
            <text:p>0,40</text:p>
          </table:table-cell>
          <table:table-cell table:formula="of:=0.5*([.D9]/[.B9])" office:value-type="float" office:value="0.00481415873015873" calcext:value-type="float">
            <text:p>0,004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(2*[.C10]*632.8*1342)/(1000000*[.B10])" office:value-type="float" office:value="0.38821376" calcext:value-type="float">
            <text:p>0,39</text:p>
          </table:table-cell>
          <table:table-cell table:formula="of:=0.5*([.D10]/[.B10])" office:value-type="float" office:value="0.00554591085714286" calcext:value-type="float">
            <text:p>0,00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.00.0000</text:date>, <text:time style:data-style-name="N2" text:time-value="20:20:04.06314434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8:34:42.715040045</meta:creation-date>
    <dc:date>2022-02-15T20:22:21.772730194</dc:date>
    <meta:editing-duration>PT7M40S</meta:editing-duration>
    <meta:editing-cycles>4</meta:editing-cycles>
    <meta:generator>LibreOffice/6.4.7.2$Linux_X86_64 LibreOffice_project/40$Build-2</meta:generator>
    <meta:document-statistic meta:table-count="1" meta:cell-count="50" meta:object-count="0"/>
  </office:meta>
</office:document-meta>
</file>